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SDLFactoryImpl.WSDLFactoryImpl( String bpwsNS , String plnkNS , String prop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SDLFactoryImpl.new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SDLFactoryImpl.newWSDL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SDLFactoryImpl.narrow( Definition wsdlDe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SDLFactoryImpl.newPopulatedExtension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SDLFactoryImpl.newWSDL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